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nsolas1" svg:font-family="Consolas, Monaco, 'Courier New', Courier, monospace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text-properties fo:color="#ff6600"/>
    </style:style>
    <style:style style:name="T1" style:family="text">
      <style:text-properties fo:color="#000000" style:font-name="sans-serif" fo:font-size="9.75pt" fo:letter-spacing="normal" fo:font-style="italic" fo:font-weight="normal"/>
    </style:style>
    <style:style style:name="T2" style:family="text">
      <style:text-properties fo: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</text:p>
      <text:p text:style-name="P2">installation : créer une db vide puis lancer le dossier wordpress depuis un serveur local</text:p>
      <text:p text:style-name="P2"/>
      <text:p text:style-name="P2">definir parent au pages pour les sous menus</text:p>
      <text:p text:style-name="P2">ordre pour ordre des pages dans le menu</text:p>
      <text:p text:style-name="P2"/>
      <text:p text:style-name="P2">add_action('evenement', 'callback', priorité=10); </text:p>
      <text:p text:style-name="P2">do_action('evenement',...args); </text:p>
      <text:p text:style-name="P2"/>
      <text:p text:style-name="P2">get_header() ;</text:p>
      <text:p text:style-name="P2">get_footer() ;</text:p>
      <text:p text:style-name="P2">bloginfo() ;</text:p>
      <text:p text:style-name="P2">wp_title() ;</text:p>
      <text:p text:style-name="P2"/>
      <text:p text:style-name="P2">register_nav_menu('id','description') ; a mettre dans un callback de init, enregistre un menu pour l'admin</text:p>
      <text:p text:style-name="P2"/>
      <text:p text:style-name="Standard">language_attributes() =&gt;lang='fr'</text:p>
      <text:p text:style-name="Standard">bloginfo( 'charset' ) =&gt;UTF-8</text:p>
      <text:p text:style-name="Standard">wp_head() // ajoute les links et style ?</text:p>
      <text:p text:style-name="Standard">body_class("header-collapse") //class= 'classe du body'</text:p>
      <text:p text:style-name="Standard">&lt;?php do_action('after_body_open_tag'); ?&gt; //action au chargement du body</text:p>
      <text:p text:style-name="Standard">wp_nav_menu(array('theme_location' =&gt; 'header_menu')) //enregistre un menu</text:p>
      <text:p text:style-name="P3"/>
      <text:p text:style-name="Standard"/>
      <text:p text:style-name="Standard">réglagles-&gt;permaliens-&gt;régenregistrer si des modifs sont pas prises en compte</text:p>
      <text:p text:style-name="Standard"/>
      <text:p text:style-name="Standard"/>
      <text:p text:style-name="P4">développement de thème</text:p>
      <text:p text:style-name="Standard">dossier contenant les thèmes <text:span text:style-name="T1">wp-content/themes/</text:span> </text:p>
      <text:p text:style-name="Standard">ne pas utiliser de nombres</text:p>
      <text:p text:style-name="Standard"/>
      <text:p text:style-name="Standard">3 fichiers de bases :</text:p>
      <text:p text:style-name="Standard">style.css</text:p>
      <text:p text:style-name="P5">index.php</text:p>
      <text:p text:style-name="Standard">functions.php (facultatif)</text:p>
      <text:p text:style-name="Standard"/>
      <text:p text:style-name="Standard">un child theme n'a besoin que d'un style minimum</text:p>
      <text:p text:style-name="Standard"/>
      <text:p text:style-name="Standard">description au début du style.css</text:p>
      <text:p text:style-name="Preformatted_20_Text">/*</text:p>
      <text:p text:style-name="Preformatted_20_Text">Theme Name: </text:p>
      <text:p text:style-name="Preformatted_20_Text">Theme URI: http://onletrouvela</text:p>
      <text:p text:style-name="Preformatted_20_Text">Author: moi</text:p>
      <text:p text:style-name="Preformatted_20_Text">Author URI: http://monsite..</text:p>
      <text:p text:style-name="Preformatted_20_Text">Description: </text:p>
      <text:p text:style-name="Preformatted_20_Text">License: GNU General Public License v2 or later</text:p>
      <text:p text:style-name="Preformatted_20_Text">License URI: http://www.gnu.org/licenses/gpl-2.0.html</text:p>
      <text:p text:style-name="Preformatted_20_Text">Tags: tag1, tag2,...</text:p>
      <text:p text:style-name="Preformatted_20_Text">Text Domain: <text:span text:style-name="T2">nom en dossier</text:span></text:p>
      <text:p text:style-name="Preformatted_20_Text">*/</text:p>
      <text:p text:style-name="Standard"/>
      <text:p text:style-name="Standard">functions.php</text:p>
      <text:p text:style-name="Standard">wp_enqueue_script('id','path'[,dependanceIds(),version,ajouterALaFinDeBody]) ;</text:p>
      <text:p text:style-name="Standard"><text:soft-page-break/>wp_enqueue_style('id','path'[,dependanceIds(),version,media]) ;</text:p>
      <text:p text:style-name="Standard"/>
      <text:p text:style-name="Preformatted_20_Text">add_action( 'wp_enqueue_scripts', 'ma_fonction_de_chgmnt_de_style' );</text:p>
      <text:p text:style-name="Preformatted_20_Text">add_action( 'wp_enqueue_scripts', 'ma_fonction_de_chgmnt_de_script' );</text:p>
      <text:p text:style-name="Preformatted_20_Text"/>
      <text:p text:style-name="Preformatted_20_Text"/>
      <text:p text:style-name="Standard">les pages de base reconnues pour un theme wordpress :</text:p>
      <text:p text:style-name="List_20_Heading">style.css:le style de base + info sur le theme</text:p>
      <text:p text:style-name="List_20_Heading">rtl.css:fichier pour les sites right to left</text:p>
      <text:p text:style-name="List_20_Heading">index.php le template de base</text:p>
      <text:p text:style-name="List_20_Heading">comments.php le template des commentaires</text:p>
      <text:p text:style-name="List_20_Heading">front-page.php le template de la front page</text:p>
      <text:p text:style-name="List_20_Heading">home.php la page d'accueil</text:p>
      <text:p text:style-name="List_20_Heading">single.php page d'affichage d'un post seul</text:p>
      <text:p text:style-name="List_20_Heading">single-{post-type}.php un post seul avec un type spécial définit par type.index.php</text:p>
      <text:p text:style-name="List_20_Heading">page.php page seule</text:p>
      <text:p text:style-name="List_20_Heading">category.php categorie</text:p>
      <text:p text:style-name="List_20_Heading">tag.php tag</text:p>
      <text:p text:style-name="List_20_Heading">taxonomy.php ?</text:p>
      <text:p text:style-name="List_20_Heading">author.php author query</text:p>
      <text:p text:style-name="List_20_Heading">date.php template des dates</text:p>
      <text:p text:style-name="List_20_Heading">archive.php auteur date ou categorie si pas redéfinit par un autre</text:p>
      <text:p text:style-name="List_20_Heading">search.php résultat de recherche</text:p>
      <text:p text:style-name="List_20_Heading">attachment.php quand on affiche une piece attachée</text:p>
      <text:p text:style-name="List_20_Heading">image.php affichage d'une image seule override attachment si présent</text:p>
      <text:p text:style-name="List_20_Heading">404.php class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nsolas1" svg:font-family="Consolas, Monaco, 'Courier New', Courier, monospace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31T10:03:34.25</meta:creation-date>
    <dc:date>2018-08-08T20:53:47.72</dc:date>
    <meta:editing-duration>PT9H23M46S</meta:editing-duration>
    <meta:editing-cycles>16</meta:editing-cycles>
    <meta:generator>OpenOffice/4.1.0$Win32 OpenOffice.org_project/410m18$Build-9764</meta:generator>
    <dc:creator>bastien </dc:creator>
    <meta:document-statistic meta:table-count="0" meta:image-count="0" meta:object-count="0" meta:page-count="2" meta:paragraph-count="63" meta:word-count="294" meta:character-count="2337"/>
  </office:meta>
</office:document-meta>
</file>